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D00000225CE01C011E3CBC96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pture it" svg:font-family="'Capture i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ef427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6pt" fo:font-weight="normal" officeooo:rsid="00205c63" officeooo:paragraph-rsid="00205c63" style:font-weight-asian="normal" style:font-weight-complex="normal"/>
    </style:style>
    <style:style style:name="P3" style:family="paragraph" style:parent-style-name="Standard">
      <style:text-properties fo:font-size="18pt" fo:font-weight="bold" officeooo:rsid="001b3cd8" officeooo:paragraph-rsid="001ef42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b3cd8" officeooo:paragraph-rsid="001ef427" style:font-weight-asian="bold" style:font-weight-complex="bold"/>
    </style:style>
    <style:style style:name="P5" style:family="paragraph" style:parent-style-name="Standard">
      <style:text-properties fo:font-size="14pt" officeooo:paragraph-rsid="001ef427"/>
    </style:style>
    <style:style style:name="P6" style:family="paragraph" style:parent-style-name="Standard">
      <style:paragraph-properties fo:text-align="center" style:justify-single-word="false"/>
      <style:text-properties fo:font-size="46pt" fo:font-weight="bold" officeooo:rsid="001b3cd8" officeooo:paragraph-rsid="001ef42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46pt" fo:font-weight="bold" officeooo:rsid="00205c63" officeooo:paragraph-rsid="00205c6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pture it" fo:font-size="46pt" fo:font-weight="bold" officeooo:rsid="00205c63" officeooo:paragraph-rsid="00205c6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Bitstream Charter" fo:font-size="46pt" fo:font-weight="bold" officeooo:rsid="00205c63" officeooo:paragraph-rsid="00205c6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Bitstream Charter" fo:font-size="46pt" fo:font-weight="bold" officeooo:rsid="001b3cd8" officeooo:paragraph-rsid="001ef42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Bitstream Charter" fo:font-size="46pt" fo:font-weight="normal" officeooo:rsid="001b3cd8" officeooo:paragraph-rsid="001ef427" style:font-weight-asian="normal" style:font-weight-complex="normal"/>
    </style:style>
    <style:style style:name="P12" style:family="paragraph" style:parent-style-name="Standard">
      <style:text-properties officeooo:paragraph-rsid="00257792"/>
    </style:style>
    <style:style style:name="P13" style:family="paragraph" style:parent-style-name="Standard" style:list-style-name="L1">
      <style:text-properties officeooo:paragraph-rsid="001ef427"/>
    </style:style>
    <style:style style:name="P14" style:family="paragraph" style:parent-style-name="Standard" style:list-style-name="L1">
      <style:text-properties style:font-name="Courier 10 Pitch" fo:font-size="13pt" officeooo:rsid="001b3cd8" officeooo:paragraph-rsid="001ef427" style:font-size-asian="15pt" style:font-size-complex="15pt"/>
    </style:style>
    <style:style style:name="P15" style:family="paragraph" style:parent-style-name="Standard" style:list-style-name="L1">
      <style:text-properties style:font-name="Courier 10 Pitch" fo:font-size="13pt" officeooo:paragraph-rsid="0021b8b5" style:font-size-asian="15pt" style:font-size-complex="15pt"/>
    </style:style>
    <style:style style:name="P16" style:family="paragraph" style:parent-style-name="Standard" style:list-style-name="L1">
      <style:text-properties style:font-name="Courier 10 Pitch" fo:font-size="16pt" officeooo:rsid="001b3cd8" officeooo:paragraph-rsid="001ef427" style:font-size-asian="16pt" style:font-size-complex="16pt"/>
    </style:style>
    <style:style style:name="P17" style:family="paragraph" style:parent-style-name="Standard">
      <style:text-properties officeooo:paragraph-rsid="00290890"/>
    </style:style>
    <style:style style:name="P18" style:family="paragraph" style:parent-style-name="Preformatted_20_Text" style:list-style-name="L1">
      <style:paragraph-properties fo:text-align="start" style:justify-single-word="false"/>
      <style:text-properties officeooo:paragraph-rsid="001ef427"/>
    </style:style>
    <style:style style:name="T1" style:family="text">
      <style:text-properties style:font-name="Courier 10 Pitch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style:font-name="Courier 10 Pitch" fo:font-size="16pt" fo:font-style="italic" fo:font-weight="bold" officeooo:rsid="001b3cd8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style:font-name="Courier 10 Pitch" fo:font-size="16pt" fo:font-style="italic" fo:font-weight="bold" officeooo:rsid="001c24f4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style:font-name="Courier 10 Pitch" fo:font-size="16pt" fo:font-style="italic" fo:font-weight="bold" officeooo:rsid="001e2a1a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Courier 10 Pitch" fo:font-size="16pt" fo:font-style="italic" fo:font-weight="bold" officeooo:rsid="001ec569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Courier 10 Pitch" fo:font-size="16pt" fo:font-style="italic" fo:font-weight="bold" officeooo:rsid="001f06d5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Courier 10 Pitch" fo:font-size="16pt" fo:font-style="italic" fo:font-weight="bold" officeooo:rsid="00257792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Courier 10 Pitch" fo:font-size="16pt" fo:font-style="italic" fo:font-weight="bold" officeooo:rsid="0026695d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Courier 10 Pitch" fo:font-size="16pt" fo:font-style="italic" fo:font-weight="bold" officeooo:rsid="00290890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font-name="Courier 10 Pitch" fo:font-size="16pt" fo:font-style="italic" fo:font-weight="bold" officeooo:rsid="00291df3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style:font-name="Courier 10 Pitch" fo:font-size="16pt" fo:font-style="italic" officeooo:rsid="001d44c4" style:font-size-asian="16pt" style:font-style-asian="italic" style:font-size-complex="16pt" style:font-style-complex="italic"/>
    </style:style>
    <style:style style:name="T12" style:family="text">
      <style:text-properties style:font-name="Courier 10 Pitch" fo:font-size="16pt" fo:font-style="italic" fo:font-weight="normal" officeooo:rsid="001ec569" style:font-size-asian="16pt" style:font-style-asian="italic" style:font-weight-asian="normal" style:font-size-complex="16pt" style:font-style-complex="italic" style:font-weight-complex="normal"/>
    </style:style>
    <style:style style:name="T13" style:family="text">
      <style:text-properties style:font-name="Courier 10 Pitch" fo:font-size="16pt" officeooo:rsid="001b3cd8" style:font-size-asian="16pt" style:font-size-complex="16pt"/>
    </style:style>
    <style:style style:name="T14" style:family="text">
      <style:text-properties style:font-name="Courier 10 Pitch" fo:font-size="16pt" fo:font-weight="bold" officeooo:rsid="001b3cd8" style:font-size-asian="16pt" style:font-weight-asian="bold" style:font-size-complex="16pt" style:font-weight-complex="bold"/>
    </style:style>
    <style:style style:name="T15" style:family="text">
      <style:text-properties style:font-name="Courier 10 Pitch" fo:font-size="16pt" fo:font-style="normal" fo:font-weight="bold" officeooo:rsid="001c24f4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style:font-name="Courier 10 Pitch" fo:font-size="16pt" fo:font-style="normal" fo:font-weight="bold" officeooo:rsid="001e2a1a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style:font-name="Courier 10 Pitch" fo:font-size="16pt" fo:font-style="normal" fo:font-weight="bold" officeooo:rsid="001f06d5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style:font-name="Courier 10 Pitch" fo:font-size="16pt" fo:font-style="normal" fo:font-weight="bold" officeooo:rsid="0022481d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style:font-name="Courier 10 Pitch" fo:font-size="16pt" fo:font-style="normal" fo:font-weight="bold" officeooo:rsid="00225fe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style:font-name="Courier 10 Pitch" fo:font-size="16pt" fo:font-style="normal" fo:font-weight="bold" officeooo:rsid="0023a178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style:font-name="Courier 10 Pitch" fo:font-size="16pt" fo:font-style="normal" fo:font-weight="bold" officeooo:rsid="00237a7d" style:font-size-asian="16pt" style:font-style-asian="normal" style:font-weight-asian="bold" style:font-size-complex="16pt" style:font-style-complex="normal" style:font-weight-complex="bold"/>
    </style:style>
    <style:style style:name="T22" style:family="text">
      <style:text-properties style:font-name="Courier 10 Pitch" fo:font-size="16pt" fo:font-style="normal" officeooo:rsid="001c24f4" style:font-size-asian="16pt" style:font-style-asian="normal" style:font-size-complex="16pt" style:font-style-complex="normal"/>
    </style:style>
    <style:style style:name="T23" style:family="text">
      <style:text-properties style:font-name="Courier 10 Pitch" fo:font-size="16pt" fo:font-style="normal" fo:font-weight="normal" officeooo:rsid="001e2a1a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style:font-name="Courier 10 Pitch" fo:font-size="16pt" fo:font-style="normal" fo:font-weight="normal" officeooo:rsid="001fa4a3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style:font-name="Courier 10 Pitch" fo:font-size="16pt" fo:font-style="normal" fo:font-weight="normal" officeooo:rsid="001ec569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style:font-name="Courier 10 Pitch" fo:font-size="16pt" fo:font-style="normal" fo:font-weight="normal" officeooo:rsid="001f06d5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style:font-name="Courier 10 Pitch" fo:font-size="16pt" fo:font-style="normal" fo:font-weight="normal" officeooo:rsid="0022481d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style:font-name="Courier 10 Pitch" fo:font-size="16pt" fo:font-style="normal" fo:font-weight="normal" officeooo:rsid="00225fed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style:font-name="Courier 10 Pitch" fo:font-size="16pt" fo:font-style="normal" fo:font-weight="normal" officeooo:rsid="0023cdd8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style:font-name="Courier 10 Pitch" fo:font-size="16pt" fo:font-style="normal" fo:font-weight="normal" officeooo:rsid="00237a7d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size="16pt" fo:font-style="italic" fo:font-weight="bold" officeooo:rsid="001fa4a3" style:font-size-asian="16pt" style:font-style-asian="italic" style:font-weight-asian="bold" style:font-size-complex="16pt" style:font-style-complex="italic" style:font-weight-complex="bold"/>
    </style:style>
    <style:style style:name="T32" style:family="text">
      <style:text-properties fo:font-size="16pt" fo:font-style="normal" fo:font-weight="normal" officeooo:rsid="001fa4a3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officeooo:rsid="0021b8b5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1b3cd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8">CS242</text:p>
      <text:p text:style-name="P7"/>
      <text:p text:style-name="P9">Lab</text:p>
      <text:p text:style-name="P10"/>
      <text:p text:style-name="P10"/>
      <text:p text:style-name="P10"/>
      <text:p text:style-name="P10"/>
      <text:p text:style-name="P11"/>
      <text:p text:style-name="P2">Name : Gagan Kumar</text:p>
      <text:p text:style-name="P2">Roll : 1401CS15</text:p>
      <text:p text:style-name="P2"/>
      <text:p text:style-name="P4"/>
      <text:p text:style-name="P17"><text:soft-page-break/><text:span text:style-name="Source_20_Text"><text:span text:style-name="T10">Sample </text:span></text:span><text:span text:style-name="Source_20_Text"><text:span text:style-name="T9">Output</text:span></text:span><text:span text:style-name="Source_20_Text"><text:span text:style-name="T10"> for Lab No. 3</text:span></text:span></text:p>
      <text:p text:style-name="P17"><text:span text:style-name="Source_20_Text"><text:span text:style-name="T9"/></text:span></text:p>
      <text:p text:style-name="P17"><draw:frame draw:style-name="fr1" draw:name="Image1" text:anchor-type="paragraph" svg:width="16.854cm" svg:height="14.526cm" draw:z-index="0"><draw:image xlink:href="Pictures/100000000000027D00000225CE01C011E3CBC96F.png" xlink:type="simple" xlink:show="embed" xlink:actuate="onLoad"/></draw:frame><text:span text:style-name="Source_20_Text"><text:span text:style-name="T9"/></text:span></text:p>
      <text:p text:style-name="P17"><text:span text:style-name="Source_20_Text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pture it" svg:font-family="'Capture i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8:24:38.949998874</meta:creation-date>
    <dc:date>2016-01-25T21:54:02.978376257</dc:date>
    <meta:editing-duration>PT14M19S</meta:editing-duration>
    <meta:editing-cycles>10</meta:editing-cycles>
    <meta:generator>LibreOffice/5.0.4.2$Linux_X86_64 LibreOffice_project/2b9802c1994aa0b7dc6079e128979269cf95bc78</meta:generator>
    <meta:document-statistic meta:table-count="0" meta:image-count="1" meta:object-count="0" meta:page-count="2" meta:paragraph-count="5" meta:word-count="15" meta:character-count="68" meta:non-whitespace-character-count="58"/>
  </office:meta>
</office:document-meta>
</file>